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number-columns-repeated="2" table:style-name="ce4" office:value-type="string" calcext:value-type="string">
            <text:p>Votos Particulares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office:value-type="string" calcext:value-type="string">
            <text:p>Sesión Extraordinaria del Pleno del TSJ, 13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ce6" office:value-type="string" calcext:value-type="string">
            <text:p>Sesión Ordinaria del Pleno del TSJ, 20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ce6" office:value-type="string" calcext:value-type="string">
            <text:p>Sesión Ordinaria del Pleno del TSJ, 27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cuarta-sesion-ordinaria</text:p>
          </table:table-cell>
          <table:table-cell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l Pleno del TSJ, 03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3T11:00:00" calcext:value-type="date">
            <text:p>2020-06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quinta-sesion-ordinaria</text:p>
          </table:table-cell>
          <table:table-cell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l Pleno del TSJ, 10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0T11:00:00" calcext:value-type="date">
            <text:p>2020-06-10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xta-sesion-ordinaria</text:p>
          </table:table-cell>
          <table:table-cell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l Pleno del TSJ, 17 de junio 2021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7T11:00:00" calcext:value-type="date">
            <text:p>2020-06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Audiencia de Alegatos, 0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Tribunal Constitucional, 1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 la Sala Civil y Familiar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 la Sala Civil y Familiar, 21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Civil y Familiar, 28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 la Sala Civil y Familiar, 04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4T11:00:00" calcext:value-type="date">
            <text:p>2020-06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table:style-name="ce6" office:value-type="string" calcext:value-type="string">
            <text:p>Sesión Ordinaria de la Sala Civil y Familiar, 11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1T11:00:00" calcext:value-type="date">
            <text:p>2020-06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table:style-name="ce6" office:value-type="string" calcext:value-type="string">
            <text:p>Sesión Ordinaria de la Sala Civil y Familiar, 18 de junio 2021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8T11:00:00" calcext:value-type="date">
            <text:p>2020-06-1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table:style-name="ce6" office:value-type="string" calcext:value-type="string">
            <text:p>Sesión Ordinaria de la Sala Penal, 14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14T14:00:00" calcext:value-type="date">
            <text:p>2020-05-14 14:00:0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table:style-name="ce6" office:value-type="string" calcext:value-type="string">
            <text:p>Sesión Ordinaria de la Sala Penal, 22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Penal, 26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 la Sala Penal, 02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2T11:00:00" calcext:value-type="date">
            <text:p>2020-06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table:style-name="ce6" office:value-type="string" calcext:value-type="string">
            <text:p>Sesión Ordinaria de la Sala Penal, 09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9T11:00:00" calcext:value-type="date">
            <text:p>2020-06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table:style-name="ce6" office:value-type="string" calcext:value-type="string">
            <text:p>Sesión Ordinaria de la Sala Penal, 16 de junio 2021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6T11:00:00" calcext:value-type="date">
            <text:p>2020-06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 la Sala Regional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 la Sala Regio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08:42:04.0880464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4.2$Linux_X86_64 LibreOffice_project/40$Build-2</meta:generator>
    <dc:date>2020-06-16T09:02:26.499213870</dc:date>
    <meta:editing-duration>PT6H44M34S</meta:editing-duration>
    <meta:editing-cycles>36</meta:editing-cycles>
    <meta:document-statistic meta:table-count="1" meta:cell-count="343" meta:object-count="0"/>
  </office:meta>
</office:document-meta>
</file>